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2000002D2D4F66EA80232DB0C.png" manifest:media-type="image/png"/>
  <manifest:file-entry manifest:full-path="Pictures/100000000000031F000002B8F904E2123E260DB4.png" manifest:media-type="image/png"/>
  <manifest:file-entry manifest:full-path="Pictures/10000000000002E2000002919436C81AD93117D8.png" manifest:media-type="image/png"/>
  <manifest:file-entry manifest:full-path="Pictures/100000000000053F000002E0932BEC9CF18007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495057" loext:opacity="100%" style:font-name="Lato" fo:letter-spacing="normal" fo:font-style="normal" fo:font-weight="normal" officeooo:rsid="00198865" officeooo:paragraph-rsid="00198865"/>
    </style:style>
    <style:style style:name="P2" style:family="paragraph" style:parent-style-name="Standard">
      <style:text-properties officeooo:rsid="00198865" officeooo:paragraph-rsid="00198865"/>
    </style:style>
    <style:style style:name="P3" style:family="paragraph" style:parent-style-name="Standard">
      <style:paragraph-properties fo:break-before="page"/>
      <style:text-properties officeooo:rsid="00198865" officeooo:paragraph-rsid="001988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ke Zhang 1-ASIR</text:p>
      <text:p text:style-name="P2"/>
      <text:h text:style-name="P1" text:outline-level="1">Actividad 7.1 - Insignia Cisco Packet Tracer</text:h>
      <text:p text:style-name="P2"/>
      <text:p text:style-name="P3"><draw:frame draw:style-name="fr1" draw:name="Imagen4" text:anchor-type="char" svg:width="17cm" svg:height="15.94cm" draw:z-index="3"><draw:image xlink:href="Pictures/1000000000000302000002D2D4F66EA80232DB0C.png" xlink:type="simple" xlink:show="embed" xlink:actuate="onLoad" draw:mime-type="image/png"/></draw:frame></text:p>
      <text:p text:style-name="P3"><draw:frame draw:style-name="fr1" draw:name="Imagen3" text:anchor-type="char" svg:width="17cm" svg:height="15.134cm" draw:z-index="2"><draw:image xlink:href="Pictures/10000000000002E2000002919436C81AD93117D8.png" xlink:type="simple" xlink:show="embed" xlink:actuate="onLoad" draw:mime-type="image/png"/></draw:frame></text:p>
      <text:p text:style-name="P3"><draw:frame draw:style-name="fr1" draw:name="Imagen2" text:anchor-type="char" svg:width="17cm" svg:height="14.808cm" draw:z-index="1"><draw:image xlink:href="Pictures/100000000000031F000002B8F904E2123E260DB4.png" xlink:type="simple" xlink:show="embed" xlink:actuate="onLoad" draw:mime-type="image/png"/></draw:frame></text:p>
      <text:p text:style-name="P3"><draw:frame draw:style-name="fr2" draw:name="Imagen1" text:anchor-type="char" svg:x="0.24cm" svg:y="0.601cm" svg:width="17cm" svg:height="9.315cm" draw:z-index="0"><draw:image xlink:href="Pictures/100000000000053F000002E0932BEC9CF18007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2:17:50.753000000</meta:creation-date>
    <meta:generator>LibreOffice/7.5.0.3$Windows_X86_64 LibreOffice_project/c21113d003cd3efa8c53188764377a8272d9d6de</meta:generator>
    <dc:date>2024-01-17T13:38:36.781000000</dc:date>
    <meta:editing-duration>PT1H20M46S</meta:editing-duration>
    <meta:editing-cycles>1</meta:editing-cycles>
    <meta:document-statistic meta:table-count="0" meta:image-count="4" meta:object-count="0" meta:page-count="5" meta:paragraph-count="2" meta:word-count="10" meta:character-count="61" meta:non-whitespace-character-count="53"/>
  </office:meta>
</office:document-meta>
</file>